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c</text:p>1.0c<text:p text:style-name="rststyle-textbody"><text:span text:style-name="rststyle-strong">Date: </text:span>Jan. 5, 2007</text:p>Jan. 5,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 text:style-name="rststyle-bulletlist">
            <text:list-item>
              <text:p text:style-name="rststyle-bulletitem"><text:a xlink:type="simple" xlink:href="#where-to-get-it">Where to get it</text:a></text:p>
            </text:list-item>
            <text:list-item>
              <text:p text:style-name="rststyle-bulletitem"><text:a xlink:type="simple" xlink:href="#requirements">Requirements</text:a></text:p>
            </text:list-item>
            <text:list-item>
              <text:p text:style-name="rststyle-bulletitem"><text:a xlink:type="simple" xlink:href="#installation">Installation</text:a></text:p>
            </text:list-item>
          </text:list>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 text:style-name="rststyle-bulletlist">
                <text:list-item>
                  <text:p text:style-name="rststyle-bulletitem"><text:a xlink:type="simple" xlink:href="#controlling-syntax-highlighting-within-a-document">Controlling syntax highlighting within a document</text:a></text:p>
                </text:list-item>
              </text:list>
            </text:list-item>
            <text:list-item>
              <text:p text:style-name="rststyle-bulletitem"><text:a xlink:type="simple" xlink:href="#the-container-directive">The container directive</text:a></text:p>
            </text:list-item>
            <text:list-item>
              <text:p text:style-name="rststyle-bulletitem"><text:a xlink:type="simple" xlink:href="#the-table-directive">The table directive</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ext:span text:style-name="rststyle-inlineliteral">odtwriter</text:span> is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3"><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4"><text:h text:outline-level="1" text:style-name="rststyle-heading1">5   Hints and Suggestions</text:h>5   <text:section text:style-name="Sect2" text:name="Section15"><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6"><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yntaxhighlight::</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7"><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yntaxhighlight newstat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yntaxhighlight:: on python</text:p><text:p xmlns:text="urn:oasis:names:tc:opendocument:xmlns:text:1.0" text:style-name="rststyle-codeblock">.. syntaxhighlight:: off</text:p><text:p xmlns:text="urn:oasis:names:tc:opendocument:xmlns:text:1.0" text:style-name="rststyle-codeblock">.. syntaxhighlight:: on</text:p><text:p xmlns:text="urn:oasis:names:tc:opendocument:xmlns:text:1.0" text:style-name="rststyle-codeblock">.. syntaxhighlight:: on java</text:p><text:p text:style-name="rststyle-textbody">The syntax highlighting state and language/lexer set by this
directive remain in effect until the next directive is encountered
in the reST document.</text:p><text:p text:style-name="rststyle-textbody">Note to Pythonistas, there is a separate lexer for examples of
code from the Python interactive prompt and console output or
doctests.  The alias for that lexer is "pycon".</text:p></text:section></text:section><text:section text:style-name="Sect2" text:name="Section18"><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19"><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Value</text:p><text:p xmlns:text="urn:oasis:names:tc:opendocument:xmlns:text:1.0" text:style-name="rststyle-codeblock"><text:s text:c="4"/>=========== =============</text:p><text:p xmlns:text="urn:oasis:names:tc:opendocument:xmlns:text:1.0" text:style-name="rststyle-codeblock"><text:s text:c="4"/>Dave        Cute</text:p><text:p xmlns:text="urn:oasis:names:tc:opendocument:xmlns:text:1.0" text:style-name="rststyle-codeblock"><text:s text:c="4"/>Mona        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text:section text:name="_rstFooterSection">
        <text:p text:style-name="rststyle-horizontalline"/>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1-05T15:24:59</meta:creation-date>
    <dc:creator>dkuhlman</dc:creator>
    <dc:date>2007-01-05T15:24:59</dc:date>
    <dc:language>en-US</dc:language>
    <meta:editing-cycles>1</meta:editing-cycles>
    <meta:editing-duration>PT00M01S</meta:editing-duration>
    <dc:title>Odtwriter for Docutils</dc:title>
  </office:meta>
</office:document-meta>
</file>